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rsid="001e8ffa" officeooo:paragraph-rsid="001e8ffa"/>
    </style:style>
    <style:style style:name="P3" style:family="paragraph" style:parent-style-name="Standard">
      <style:text-properties officeooo:rsid="00212fb1" officeooo:paragraph-rsid="00212fb1"/>
    </style:style>
    <style:style style:name="P4" style:family="paragraph" style:parent-style-name="Standard">
      <style:text-properties officeooo:paragraph-rsid="00290dd9"/>
    </style:style>
    <style:style style:name="P5" style:family="paragraph" style:parent-style-name="Standard">
      <style:text-properties officeooo:paragraph-rsid="001e8ffa"/>
    </style:style>
    <style:style style:name="P6" style:family="paragraph" style:parent-style-name="Standard">
      <style:text-properties officeooo:rsid="0015dadb" officeooo:paragraph-rsid="002bc913"/>
    </style:style>
    <style:style style:name="P7" style:family="paragraph" style:parent-style-name="Standard">
      <style:text-properties officeooo:rsid="001e8ffa" officeooo:paragraph-rsid="002bc913"/>
    </style:style>
    <style:style style:name="P8" style:family="paragraph" style:parent-style-name="Standard">
      <style:text-properties officeooo:rsid="00212fb1" officeooo:paragraph-rsid="002bc913"/>
    </style:style>
    <style:style style:name="P9" style:family="paragraph" style:parent-style-name="Standard">
      <style:text-properties officeooo:paragraph-rsid="002bc913"/>
    </style:style>
    <style:style style:name="P10" style:family="paragraph" style:parent-style-name="Standard">
      <style:text-properties officeooo:paragraph-rsid="002e7587"/>
    </style:style>
    <style:style style:name="T1" style:family="text">
      <style:text-properties officeooo:rsid="0015dadb"/>
    </style:style>
    <style:style style:name="T2" style:family="text">
      <style:text-properties officeooo:rsid="00212aa9"/>
    </style:style>
    <style:style style:name="T3" style:family="text">
      <style:text-properties officeooo:rsid="00212fb1"/>
    </style:style>
    <style:style style:name="T4" style:family="text">
      <style:text-properties officeooo:rsid="0022a1ec"/>
    </style:style>
    <style:style style:name="T5" style:family="text">
      <style:text-properties officeooo:rsid="00264615"/>
    </style:style>
    <style:style style:name="T6" style:family="text">
      <style:text-properties officeooo:rsid="001e8ffa"/>
    </style:style>
    <style:style style:name="T7" style:family="text">
      <style:text-properties officeooo:rsid="0029332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8ffa" style:font-weight-asian="bold" style:font-weight-complex="bold"/>
    </style:style>
    <style:style style:name="T10" style:family="text">
      <style:text-properties fo:font-weight="bold" officeooo:rsid="00212fb1" style:font-weight-asian="bold" style:font-weight-complex="bold"/>
    </style:style>
    <style:style style:name="T11" style:family="text">
      <style:text-properties officeooo:rsid="002e7587"/>
    </style:style>
    <style:style style:name="T12" style:family="text">
      <style:text-properties officeooo:rsid="002f6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*****</text:p>
      <text:p text:style-name="P6">Оппл на высоком холме сидит и смотрит на Луну.</text:p>
      <text:p text:style-name="P6">*****</text:p>
      <text:p text:style-name="P7">*К нему подходит единорог Eclipsedream <text:span text:style-name="T1">со значком полной луны на груди</text:span>*</text:p>
      <text:p text:style-name="P9"><text:span text:style-name="T9">Whispersong</text:span><text:span text:style-name="T6">: </text:span>I sense a powerful artifact on him. And not that one on his <text:span text:style-name="T11">fake </text:span>chest!</text:p>
      <text:p text:style-name="P7">*<text:span text:style-name="T8">Whispersong</text:span> указывает копытом место в кустах за 30 метров от них*</text:p>
      <text:p text:style-name="P9"><text:span text:style-name="T9">Whispersong</text:span><text:span text:style-name="T6">: </text:span>Aim for the top.</text:p>
      <text:p text:style-name="P7">*Оппл выстреливает слабым, но точным острым ледянным снарядом*</text:p>
      <text:p text:style-name="P7">*Тот кто был рядом растворяется и артефакт на груди падает*</text:p>
      <text:p text:style-name="P9"><text:span text:style-name="T9">Opple</text:span><text:span text:style-name="T6">: </text:span>It looks... tempting.</text:p>
      <text:p text:style-name="P9"><text:span text:style-name="T9">Whispersong</text:span><text:span text:style-name="T6">: </text:span>Don't tell me you'd actually accept that artifact?</text:p>
      <text:p text:style-name="P9"><text:span text:style-name="T9">Opple</text:span><text:span text:style-name="T6">: </text:span>Accept? What do you mean?</text:p>
      <text:p text:style-name="P10"><text:span text:style-name="T9">Whispersong</text:span><text:span text:style-name="T6">: </text:span>I can feel it - this artifact has a specific activation condition. Can't tell exactly what, though. Feels like it bends the one who accepts it to another's will.</text:p>
      <text:p text:style-name="P9"><text:span text:style-name="T10">Opple</text:span><text:span text:style-name="T3">: </text:span>Enough about the trinket. Let's grab the real prize!</text:p>
      <text:p text:style-name="P8">*Они подошли к кустам, на шее висел артефакт*</text:p>
      <text:p text:style-name="P9"><text:span text:style-name="T10">Opple</text:span><text:span text:style-name="T3">: </text:span>Looks like <text:span text:style-name="T12">I</text:span> can't use magic on it.</text:p>
      <text:p text:style-name="P9"><text:span text:style-name="T10">Whispersong</text:span><text:span text:style-name="T3">: </text:span>See? You <text:span text:style-name="Emphasis">are</text:span> learning from your mistakes!</text:p>
      <text:p text:style-name="P9"><text:span text:style-name="T10">Whispersong</text:span><text:span text:style-name="T3">: </text:span>Touch it with magic, and it drains you dry. A unicorn's entire <text:span text:style-name="T12">magic, so no will left</text:span>.</text:p>
      <text:p text:style-name="P9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19:59:28.319178997</dc:date>
    <meta:editing-duration>PT31M31S</meta:editing-duration>
    <meta:editing-cycles>28</meta:editing-cycles>
    <meta:document-statistic meta:table-count="0" meta:image-count="0" meta:object-count="0" meta:page-count="1" meta:paragraph-count="19" meta:word-count="175" meta:character-count="1028" meta:non-whitespace-character-count="872"/>
  </office:meta>
</office:document-meta>
</file>